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084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18cm" fo:min-width="0.27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619cm"/>
    </style:style>
    <style:style style:name="gr7" style:family="graphic" style:parent-style-name="standard">
      <style:graphic-properties draw:stroke="none" svg:stroke-color="#000000" draw:fill="none" draw:fill-color="#ffffff" fo:min-height="0.425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25cm" fo:min-width="0.28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257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358cm" fo:min-width="2.81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5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T1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6.942cm" svg:y="1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791cm" svg:height="0.463cm" svg:x="7.342cm" svg:y="1.213cm">
          <draw:text-box>
            <text:p text:style-name="P2"><text:span text:style-name="T1">ルートノード</text:span></text:p>
          </draw:text-box>
        </draw:frame>
        <draw:custom-shape draw:style-name="gr3" draw:text-style-name="P1" xml:id="id2" draw:id="id2" draw:layer="layout" svg:width="0.467cm" svg:height="0.467cm" svg:x="2.459cm" svg:y="2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67cm" svg:height="0.467cm" svg:x="5.926cm" svg:y="4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4" draw:id="id4" draw:layer="layout" svg:width="0.467cm" svg:height="0.467cm" svg:x="8.181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01cm" svg:y1="1.741cm" svg:x2="2.858cm" svg:y2="2.742cm" draw:start-shape="id1" draw:start-glue-point="7" draw:end-shape="id2" draw:end-glue-point="11" svg:d="M7010 1741l-4152 1001" svg:viewBox="0 0 4153 1002">
          <text:p/>
        </draw:connector>
        <draw:connector draw:style-name="gr4" draw:text-style-name="P1" draw:layer="layout" draw:type="line" svg:x1="7.176cm" svg:y1="1.809cm" svg:x2="6.16cm" svg:y2="4.1cm" draw:start-shape="id1" draw:start-glue-point="8" draw:end-shape="id3" draw:end-glue-point="4" svg:d="M7176 1809l-1016 2291" svg:viewBox="0 0 1017 2292">
          <text:p/>
        </draw:connector>
        <draw:connector draw:style-name="gr4" draw:text-style-name="P1" draw:layer="layout" draw:type="line" svg:x1="7.176cm" svg:y1="1.809cm" svg:x2="8.415cm" svg:y2="4.085cm" draw:start-shape="id1" draw:start-glue-point="8" draw:end-shape="id4" draw:end-glue-point="4" svg:d="M7176 1809l1239 2276" svg:viewBox="0 0 1240 2277">
          <text:p/>
        </draw:connector>
        <draw:custom-shape draw:style-name="gr5" draw:text-style-name="P1" draw:layer="layout" svg:width="1.656cm" svg:height="1.561cm" svg:x="5.307cm" svg:y="4.5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819cm" svg:height="0.887cm" svg:x="1.105cm" svg:y="1.746cm">
          <draw:text-box>
            <text:p text:style-name="P2"><text:span text:style-name="T1">LDAP</text:span><text:span text:style-name="T1">の</text:span></text:p>
            <text:p text:style-name="P2"><text:span text:style-name="T1">管理アカウント情報の</text:span></text:p>
            <text:p text:style-name="P2"><text:span text:style-name="T1">部分木</text:span></text:p>
          </draw:text-box>
        </draw:frame>
        <draw:frame draw:style-name="gr7" draw:text-style-name="P3" draw:layer="layout" svg:width="2.024cm" svg:height="0.675cm" svg:x="5.165cm" svg:y="6.078cm">
          <draw:text-box>
            <text:p text:style-name="P2"><text:span text:style-name="T1">メールの</text:span></text:p>
            <text:p text:style-name="P2"><text:span text:style-name="T1">アカウント情報</text:span></text:p>
          </draw:text-box>
        </draw:frame>
        <draw:custom-shape draw:style-name="gr8" draw:text-style-name="P1" draw:layer="layout" svg:width="1.68cm" svg:height="1.58cm" svg:x="7.654cm" svg:y="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2.024cm" svg:height="0.507cm" svg:x="7.502cm" svg:y="6.123cm">
          <draw:text-box>
            <text:p text:style-name="P2"><text:span text:style-name="T1">Postifx</text:span><text:span text:style-name="T1">テーブル</text:span></text:p>
          </draw:text-box>
        </draw:frame>
        <draw:custom-shape draw:style-name="gr10" draw:text-style-name="P1" draw:layer="layout" svg:width="6.74cm" svg:height="4.981cm" svg:x="3.873cm" svg:y="1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3" draw:layer="layout" svg:width="3.101cm" svg:height="0.887cm" svg:x="7.824cm" svg:y="2.116cm">
          <draw:text-box>
            <text:p text:style-name="P2"><text:span text:style-name="T1">LDAP</text:span><text:span text:style-name="T1">で管理する</text:span></text:p>
            <text:p text:style-name="P2"><text:span text:style-name="T1">メールサービス関連情報の</text:span></text:p>
            <text:p text:style-name="P2"><text:span text:style-name="T1">部分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3T13:40:38.486000000</dc:date>
    <meta:editing-duration>P1DT2H10M25S</meta:editing-duration>
    <meta:editing-cycles>12</meta:editing-cycles>
    <meta:generator>LibreOffice/5.4.4.2$Windows_X86_64 LibreOffice_project/2524958677847fb3bb44820e40380acbe820f960</meta:generator>
    <meta:document-statistic meta:object-count="15"/>
  </office:meta>
</office:document-meta>
</file>